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4pt" officeooo:rsid="001d3971" officeooo:paragraph-rsid="001d3971" style:font-size-asian="14pt" style:font-size-complex="14pt"/>
    </style:style>
    <style:style style:name="P2" style:family="paragraph" style:parent-style-name="Standard">
      <style:paragraph-properties fo:text-align="justify" style:justify-single-word="false"/>
      <style:text-properties style:font-name="Times New Roman" fo:font-size="14pt" fo:font-weight="normal" officeooo:rsid="0226854e" officeooo:paragraph-rsid="0027c04c"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style:font-name="Times New Roman" fo:font-size="16pt" fo:font-weight="bold" officeooo:rsid="0027f8c8" officeooo:paragraph-rsid="0027f8c8" style:font-size-asian="16pt" style:font-weight-asian="bold" style:font-size-complex="16pt" style:font-weight-complex="bold"/>
    </style:style>
    <style:style style:name="P4" style:family="paragraph" style:parent-style-name="Standard" style:list-style-name="L1">
      <style:paragraph-properties fo:text-align="justify" style:justify-single-word="false"/>
      <style:text-properties officeooo:paragraph-rsid="0027c04c"/>
    </style:style>
    <style:style style:name="P5" style:family="paragraph" style:parent-style-name="Standard">
      <style:paragraph-properties fo:text-align="justify" style:justify-single-word="false"/>
      <style:text-properties officeooo:paragraph-rsid="0027c04c"/>
    </style:style>
    <style:style style:name="P6" style:family="paragraph" style:parent-style-name="Standard">
      <style:paragraph-properties fo:text-align="justify" style:justify-single-word="false"/>
      <style:text-properties officeooo:paragraph-rsid="00287bd8"/>
    </style:style>
    <style:style style:name="P7" style:family="paragraph" style:parent-style-name="Standard">
      <style:paragraph-properties fo:text-align="justify" style:justify-single-word="false"/>
      <style:text-properties officeooo:paragraph-rsid="002ccd2e"/>
    </style:style>
    <style:style style:name="P8" style:family="paragraph" style:parent-style-name="Standard">
      <style:paragraph-properties fo:text-align="justify" style:justify-single-word="false"/>
      <style:text-properties officeooo:paragraph-rsid="002efe9d"/>
    </style:style>
    <style:style style:name="P9" style:family="paragraph" style:parent-style-name="Standard">
      <style:paragraph-properties fo:text-align="justify" style:justify-single-word="false"/>
      <style:text-properties officeooo:paragraph-rsid="002f395b"/>
    </style:style>
    <style:style style:name="P10" style:family="paragraph" style:parent-style-name="Standard" style:list-style-name="L2">
      <style:paragraph-properties fo:text-align="justify" style:justify-single-word="false"/>
      <style:text-properties officeooo:paragraph-rsid="002f395b"/>
    </style:style>
    <style:style style:name="P11" style:family="paragraph" style:parent-style-name="Standard">
      <style:paragraph-properties fo:text-align="justify" style:justify-single-word="false"/>
      <style:text-properties officeooo:paragraph-rsid="00332b1c"/>
    </style:style>
    <style:style style:name="P12" style:family="paragraph" style:parent-style-name="Standard">
      <style:paragraph-properties fo:text-align="justify" style:justify-single-word="false"/>
      <style:text-properties officeooo:paragraph-rsid="0037799a"/>
    </style:style>
    <style:style style:name="P13" style:family="paragraph" style:parent-style-name="Standard">
      <style:paragraph-properties fo:text-align="justify" style:justify-single-word="false"/>
      <style:text-properties officeooo:paragraph-rsid="003970f3"/>
    </style:style>
    <style:style style:name="P14" style:family="paragraph" style:parent-style-name="Standard">
      <style:paragraph-properties fo:text-align="justify" style:justify-single-word="false"/>
      <style:text-properties officeooo:paragraph-rsid="003c3478"/>
    </style:style>
    <style:style style:name="P15" style:family="paragraph" style:parent-style-name="Standard" style:list-style-name="L3">
      <style:paragraph-properties fo:text-align="justify" style:justify-single-word="false"/>
      <style:text-properties officeooo:paragraph-rsid="003c3478"/>
    </style:style>
    <style:style style:name="P16" style:family="paragraph" style:parent-style-name="Standard" style:list-style-name="L3">
      <style:paragraph-properties fo:text-align="justify" style:justify-single-word="false"/>
      <style:text-properties officeooo:paragraph-rsid="003d29e1"/>
    </style:style>
    <style:style style:name="P17" style:family="paragraph" style:parent-style-name="Standard">
      <style:paragraph-properties fo:text-align="center" style:justify-single-word="false"/>
      <style:text-properties officeooo:paragraph-rsid="0027f8c8"/>
    </style:style>
    <style:style style:name="P18" style:family="paragraph" style:parent-style-name="Standard">
      <style:paragraph-properties fo:text-align="center" style:justify-single-word="false"/>
      <style:text-properties officeooo:paragraph-rsid="00287bd8"/>
    </style:style>
    <style:style style:name="P19" style:family="paragraph" style:parent-style-name="Standard">
      <style:paragraph-properties fo:text-align="center" style:justify-single-word="false"/>
      <style:text-properties officeooo:paragraph-rsid="002fcd78"/>
    </style:style>
    <style:style style:name="P20" style:family="paragraph" style:parent-style-name="Standard">
      <style:paragraph-properties fo:text-align="center" style:justify-single-word="false"/>
      <style:text-properties officeooo:paragraph-rsid="0037799a"/>
    </style:style>
    <style:style style:name="T1" style:family="text">
      <style:text-properties officeooo:rsid="001f2d3e"/>
    </style:style>
    <style:style style:name="T2" style:family="text">
      <style:text-properties style:font-name="Times new roman" officeooo:rsid="06418e82" style:font-size-asian="12.25pt"/>
    </style:style>
    <style:style style:name="T3" style:family="text">
      <style:text-properties style:font-name="Times new roman" officeooo:rsid="022626fa" style:font-size-asian="12.25pt"/>
    </style:style>
    <style:style style:name="T4" style:family="text">
      <style:text-properties style:font-name="Times new roman" officeooo:rsid="0025c2d7" style:font-size-asian="12.25pt"/>
    </style:style>
    <style:style style:name="T5" style:family="text">
      <style:text-properties style:font-name="Times new roman" officeooo:rsid="0027aceb" style:font-size-asian="12.25pt"/>
    </style:style>
    <style:style style:name="T6" style:family="text">
      <style:text-properties style:font-name="Times new roman" officeooo:rsid="0648563b" style:font-size-asian="12.25pt"/>
    </style:style>
    <style:style style:name="T7" style:family="text">
      <style:text-properties fo:color="#000000" style:font-name="Times new roman" fo:font-size="14pt" fo:font-weight="bold" officeooo:rsid="0645d05d" style:font-size-asian="12.25pt" style:font-weight-asian="bold" style:font-size-complex="14pt" style:font-weight-complex="bold"/>
    </style:style>
    <style:style style:name="T8" style:family="text">
      <style:text-properties fo:color="#000000" style:font-name="Times new roman" fo:font-size="14pt" fo:font-weight="bold" officeooo:rsid="0027c04c" style:font-size-asian="12.25pt" style:font-weight-asian="bold" style:font-size-complex="14pt" style:font-weight-complex="bold"/>
    </style:style>
    <style:style style:name="T9" style:family="text">
      <style:text-properties fo:color="#000000" style:font-name="Times new roman" fo:font-size="14pt" fo:font-weight="bold" officeooo:rsid="002fcd78" style:font-size-asian="12.25pt" style:font-weight-asian="bold" style:font-size-complex="14pt" style:font-weight-complex="bold"/>
    </style:style>
    <style:style style:name="T10" style:family="text">
      <style:text-properties fo:color="#000000" style:font-name="Times new roman" fo:font-size="14pt" fo:font-weight="bold" officeooo:rsid="0037799a" style:font-size-asian="12.25pt" style:font-weight-asian="bold" style:font-size-complex="14pt" style:font-weight-complex="bold"/>
    </style:style>
    <style:style style:name="T11" style:family="text">
      <style:text-properties fo:color="#000000" style:font-name="Times new roman" fo:font-size="14pt" fo:font-weight="bold" officeooo:rsid="003c3478" style:font-size-asian="12.25pt" style:font-weight-asian="bold" style:font-size-complex="14pt" style:font-weight-complex="bold"/>
    </style:style>
    <style:style style:name="T12" style:family="text">
      <style:text-properties fo:color="#000000" style:font-name="Times new roman" fo:font-size="14pt" officeooo:rsid="003c3478" style:font-size-asian="12.25pt" style:font-size-complex="14pt"/>
    </style:style>
    <style:style style:name="T13" style:family="text">
      <style:text-properties fo:color="#000000" style:font-name="Times new roman" fo:font-size="14pt" fo:font-weight="normal" officeooo:rsid="0027c04c" style:font-size-asian="12.25pt" style:font-weight-asian="normal" style:font-size-complex="14pt" style:font-weight-complex="normal"/>
    </style:style>
    <style:style style:name="T14" style:family="text">
      <style:text-properties fo:color="#000000" style:font-name="Times new roman" fo:font-size="14pt" fo:font-weight="normal" officeooo:rsid="0027f8c8" style:font-size-asian="12.25pt" style:font-weight-asian="normal" style:font-size-complex="14pt" style:font-weight-complex="normal"/>
    </style:style>
    <style:style style:name="T15" style:family="text">
      <style:text-properties fo:color="#000000" style:font-name="Times new roman" fo:font-size="14pt" fo:font-weight="normal" officeooo:rsid="00287bd8" style:font-size-asian="12.25pt" style:font-weight-asian="normal" style:font-size-complex="14pt" style:font-weight-complex="normal"/>
    </style:style>
    <style:style style:name="T16" style:family="text">
      <style:text-properties fo:color="#000000" style:font-name="Times new roman" fo:font-size="14pt" fo:font-weight="normal" officeooo:rsid="002b6a05" style:font-size-asian="12.25pt" style:font-weight-asian="normal" style:font-size-complex="14pt" style:font-weight-complex="normal"/>
    </style:style>
    <style:style style:name="T17" style:family="text">
      <style:text-properties fo:color="#000000" style:font-name="Times new roman" fo:font-size="14pt" fo:font-weight="normal" officeooo:rsid="002ccd2e" style:font-size-asian="12.25pt" style:font-weight-asian="normal" style:font-size-complex="14pt" style:font-weight-complex="normal"/>
    </style:style>
    <style:style style:name="T18" style:family="text">
      <style:text-properties fo:color="#000000" style:font-name="Times new roman" fo:font-size="14pt" fo:font-weight="normal" officeooo:rsid="002efe9d" style:font-size-asian="12.25pt" style:font-weight-asian="normal" style:font-size-complex="14pt" style:font-weight-complex="normal"/>
    </style:style>
    <style:style style:name="T19" style:family="text">
      <style:text-properties fo:color="#000000" style:font-name="Times new roman" fo:font-size="14pt" fo:font-weight="normal" officeooo:rsid="002f395b" style:font-size-asian="12.25pt" style:font-weight-asian="normal" style:font-size-complex="14pt" style:font-weight-complex="normal"/>
    </style:style>
    <style:style style:name="T20" style:family="text">
      <style:text-properties fo:color="#000000" style:font-name="Times new roman" fo:font-size="14pt" fo:font-weight="normal" officeooo:rsid="002fea13" style:font-size-asian="12.25pt" style:font-weight-asian="normal" style:font-size-complex="14pt" style:font-weight-complex="normal"/>
    </style:style>
    <style:style style:name="T21" style:family="text">
      <style:text-properties fo:color="#000000" style:font-name="Times new roman" fo:font-size="14pt" fo:font-weight="normal" officeooo:rsid="00332b1c" style:font-size-asian="12.25pt" style:font-weight-asian="normal" style:font-size-complex="14pt" style:font-weight-complex="normal"/>
    </style:style>
    <style:style style:name="T22" style:family="text">
      <style:text-properties fo:color="#000000" style:font-name="Times new roman" fo:font-size="14pt" fo:font-weight="normal" officeooo:rsid="0034ff8b" style:font-size-asian="12.25pt" style:font-weight-asian="normal" style:font-size-complex="14pt" style:font-weight-complex="normal"/>
    </style:style>
    <style:style style:name="T23" style:family="text">
      <style:text-properties fo:color="#000000" style:font-name="Times new roman" fo:font-size="14pt" fo:font-weight="normal" officeooo:rsid="0035692c" style:font-size-asian="12.25pt" style:font-weight-asian="normal" style:font-size-complex="14pt" style:font-weight-complex="normal"/>
    </style:style>
    <style:style style:name="T24" style:family="text">
      <style:text-properties fo:color="#000000" style:font-name="Times new roman" fo:font-size="14pt" fo:font-weight="normal" officeooo:rsid="0037799a" style:font-size-asian="12.25pt" style:font-weight-asian="normal" style:font-size-complex="14pt" style:font-weight-complex="normal"/>
    </style:style>
    <style:style style:name="T25" style:family="text">
      <style:text-properties fo:color="#000000" style:font-name="Times new roman" fo:font-size="14pt" fo:font-weight="normal" officeooo:rsid="003970f3" style:font-size-asian="12.25pt" style:font-weight-asian="normal" style:font-size-complex="14pt" style:font-weight-complex="normal"/>
    </style:style>
    <style:style style:name="T26" style:family="text">
      <style:text-properties fo:color="#000000" style:font-name="Times new roman" fo:font-size="14pt" fo:font-weight="normal" officeooo:rsid="003b5ff1" style:font-size-asian="12.25pt" style:font-weight-asian="normal" style:font-size-complex="14pt" style:font-weight-complex="normal"/>
    </style:style>
    <style:style style:name="T27" style:family="text">
      <style:text-properties fo:color="#000000" style:font-name="Times new roman" fo:font-size="14pt" fo:font-weight="normal" officeooo:rsid="003c3478" style:font-size-asian="12.25pt" style:font-weight-asian="normal" style:font-size-complex="14pt" style:font-weight-complex="normal"/>
    </style:style>
    <style:style style:name="T28" style:family="text">
      <style:text-properties fo:color="#000000" style:font-name="Times new roman" fo:font-size="14pt" fo:font-weight="normal" officeooo:rsid="003d29e1" style:font-size-asian="12.25pt" style:font-weight-asian="normal" style:font-size-complex="14pt" style:font-weight-complex="normal"/>
    </style:style>
    <style:style style:name="T29" style:family="text">
      <style:text-properties fo:color="#000000" style:font-name="Times new roman" fo:font-size="16pt" fo:font-weight="bold" officeooo:rsid="0027f8c8" style:font-size-asian="16pt" style:font-weight-asian="bold" style:font-size-complex="16pt" style:font-weight-complex="bold"/>
    </style:style>
    <style:style style:name="T30" style:family="text">
      <style:text-properties fo:color="#000000" style:font-name="Times new roman" fo:font-size="16pt" fo:font-weight="bold" officeooo:rsid="00287bd8" style:font-size-asian="16pt" style:font-weight-asian="bold" style:font-size-complex="16pt" style:font-weight-complex="bol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Merci monsieur le président pour la parole accordée.</text:p>
      <text:p text:style-name="P1"><text:tab/>Monsieur le président, honorables membres du jury, distingués invités bonjour et bienvenu à la présentation des résultats de nos travaux sur le thème « ». Lesdits <text:span text:style-name="T1">travaux </text:span>ont été supervisés par le Pr Koussoube Souleymane. <text:span text:style-name="T1">Mr Feze Séraphin a été notre maître de stage.</text:span></text:p>
      <text:p text:style-name="P3">PLAN</text:p>
      <text:p text:style-name="P1"><text:tab/><text:span text:style-name="T1">Notre présentation suivra le plan ci-après : En dehors de l’introduction et de la conclusion, nous aurons une première partie intitulé « Environnement de travail » dans laquelle nous présenterons la structure qui nous a accueilli pour le stage, le contexte de notre travail, la problématique soulevé par notre thème et nous terminerons cette partie en définissant les objectifs à atteindre. La seconde partie sera dédiée aux concepts généraux, à l’audit de ce qui existe en la <text:s/>matière et l’élaboration d’un cahier de charges. Dans la troisième partie, il sera question de présenter la méthodologie et les activités de développement. Dans la quatrième et dernière partie qui est consacrée la conduite de notre projet, nous ferons une estimation des coûts de notre projet et présenterons les activités qui ont meublées notre projet ainsi que leurs durées respectives.</text:span></text:p>
      <text:p text:style-name="P3">MISSIONS ET ACTIVITÉS</text:p>
      <text:p text:style-name="P2"><text:span text:style-name="T2"><text:s/>La conception et le développement de nouvelles générations de systèmes d’information d’aide à la décision sont à l’origine de la création de Métrika-</text:span><text:span text:style-name="T4">IDB</text:span><text:span text:style-name="T2"> <text:s/>en 1995. La société a son siège social à l’immeuble ATLANTIS II situé à Libreville </text:span><text:span text:style-name="T5">au quartier </text:span><text:span text:style-name="T2">ACAE</text:span><text:span text:style-name="T3">. </text:span><text:span text:style-name="T6">Ses activités sont les suivantes :</text:span></text:p>
      <text:list xml:id="list1382989838058491880" text:style-name="L1">
        <text:list-item>
          <text:p text:style-name="P4"><text:span text:style-name="Strong_20_Emphasis"><text:span text:style-name="T7">Editeur d’outils logiciels métiers d’aide à la décision :</text:span></text:span></text:p>
        </text:list-item>
        <text:list-item>
          <text:p text:style-name="P4"><text:span text:style-name="Strong_20_Emphasis"><text:span text:style-name="T8">Encadrement de la recherche et des tâches de développement</text:span></text:span></text:p>
        </text:list-item>
        <text:list-item>
          <text:p text:style-name="P4"><text:span text:style-name="Strong_20_Emphasis"><text:span text:style-name="T8">Intégration de solutions informatiques et édition de logiciels :</text:span></text:span></text:p>
        </text:list-item>
        <text:list-item>
          <text:p text:style-name="P4"><text:span text:style-name="Strong_20_Emphasis"><text:span text:style-name="T8">Participation aux tests de nouveauté</text:span></text:span></text:p>
        </text:list-item>
      </text:list>
      <text:p text:style-name="P17"><text:span text:style-name="Strong_20_Emphasis"><text:span text:style-name="T29">ORGANIGRAMME</text:span></text:span></text:p>
      <text:p text:style-name="P5"><text:span text:style-name="Strong_20_Emphasis"><text:span text:style-name="T13"><text:tab/>L’organigramme de Métrika est la suivante </text:span></text:span><text:span text:style-name="Strong_20_Emphasis"><text:span text:style-name="T14">: Hiérarchiquement il ya une direction générale, une direction administrative et financière, 3 départements.</text:span></text:span><text:span text:style-name="Strong_20_Emphasis"><text:span text:style-name="T13"> C’est au sein du département de la recherche et du développement que nous avons effectué notre stage.</text:span></text:span></text:p>
      <text:p text:style-name="P18"><text:span text:style-name="Strong_20_Emphasis"><text:span text:style-name="T30">CONTEXTE</text:span></text:span></text:p>
      <text:p text:style-name="P6"><text:span text:style-name="Strong_20_Emphasis"><text:span text:style-name="T15"><text:tab/>Selon les statistiques du marché de l’internet livrés par l’ANINF(Agence Nationale de Infrastructures numériques et des Fréquences),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utilisateurs du mobile l’utilise également en matière de transaction financière notamment à travers la technologie Mobile Money. Ces taux de pénétration d’internet, de la téléphonie mobile et du paiement électronique qui ont fortement accru ces dernières années au Gabon, ont favorisé l’avènement de la consommation d’informations sur internet, notamment sur smartphone et tablettes mobiles. Face à </text:span></text:span><text:soft-page-break/><text:span text:style-name="Strong_20_Emphasis"><text:span text:style-name="T15">ces booms enregistrés dans le secteur de la technologie, de l’information et de la communication, notre entreprise qui est un intégrateur de solutions informatiques et un éditeur de logiciels, a identifié une opportunité commerciale : celle de développer une solution permettant aux éditeurs de contenu de distribuer leurs produits rapidement et à moindre coût.</text:span></text:span></text:p>
      <text:p text:style-name="P7"><text:span text:style-name="Strong_20_Emphasis"><text:span text:style-name="T16"><text:tab/>Ces dernières années ont vu les éditeurs être confrontés à une baisse de revenus dû à un changement des habitudes de consommation des usager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text:span></text:span><text:span text:style-name="Strong_20_Emphasis"><text:span text:style-name="T17">par les moyens physiques classiques. Aussi la stratégie de distribution de contenu par</text:span></text:span></text:p>
      <text:p text:style-name="P7"><text:span text:style-name="Strong_20_Emphasis"><text:span text:style-name="T17">multiplication de boutiques physiques n’est pas toujours rentable comme l’atteste les</text:span></text:span></text:p>
      <text:p text:style-name="P7"><text:span text:style-name="Strong_20_Emphasis"><text:span text:style-name="T17">difficultés rencontrées très récemment par l’américain Blockbuster. </text:span></text:span></text:p>
      <text:p text:style-name="P7"><text:span text:style-name="Strong_20_Emphasis"><text:span text:style-name="T17"/></text:span></text:p>
      <text:p text:style-name="P7"><text:span text:style-name="Strong_20_Emphasis"><text:span text:style-name="T17">Face à toutes ces difficultés apparentes, un ensemble de questions émergent :</text:span></text:span></text:p>
      <text:p text:style-name="P7"><text:span text:style-name="Strong_20_Emphasis"><text:span text:style-name="T17">➢ Comment fournir une solution qui permettent aux éditeurs de distribuer à moindre coût les contenus qu’ils éditent et toucher le plus grand nombre de clients et notamment cette grande masse de clients qui consomment désormais par voie numérique?</text:span></text:span></text:p>
      <text:p text:style-name="P7"><text:span text:style-name="Strong_20_Emphasis"><text:span text:style-name="T17">➢ Comment fournir une solution permettant aux usagers de rechercher, trouver et consulter rapidement les contenus qui les intéressent et de les acquérir aisément ?</text:span></text:span></text:p>
      <text:p text:style-name="P7"><text:span text:style-name="Strong_20_Emphasis"><text:span text:style-name="T17">➢ Comment fournir une solution qui permette aux éditeurs de diffuser largement leur contenu, gagner de l’argent tout en garantissant la protection des contenus?</text:span></text:span></text:p>
      <text:p text:style-name="P7"><text:span text:style-name="Strong_20_Emphasis"><text:span text:style-name="T17"/></text:span></text:p>
      <text:p text:style-name="P8"><text:span text:style-name="Strong_20_Emphasis"><text:span text:style-name="T18"><text:tab/>L’objectif de notre travail sera celui de mettre en œuvre une plateforme informatique de collecte et distribution de documents qui va : </text:span></text:span></text:p>
      <text:p text:style-name="P9"><text:span text:style-name="Strong_20_Emphasis"><text:span text:style-name="T19">Permettre aux éditeurs de publier et distribuer leurs contenus en ligne</text:span></text:span></text:p>
      <text:list xml:id="list1904439300670495477" text:style-name="L2">
        <text:list-item>
          <text:p text:style-name="P10"><text:span text:style-name="Strong_20_Emphasis"><text:span text:style-name="T19"><text:s/>Permettre aux utilisateurs de rechercher, consulter et acheter aisément les contenus qui les intéressent</text:span></text:span></text:p>
        </text:list-item>
        <text:list-item>
          <text:p text:style-name="P10"><text:span text:style-name="Strong_20_Emphasis"><text:span text:style-name="T19">Protéger les droits d’auteur et propriétés intellectuelles des éditeurs en restreignant ou en empêchant la copie privée des documents.</text:span></text:span></text:p>
        </text:list-item>
        <text:list-item>
          <text:p text:style-name="P10"><text:span text:style-name="Strong_20_Emphasis"><text:span text:style-name="T19">Offrir aux lecteurs un moyen d’acquisition de document par paiement électronique notamment le mobile money.</text:span></text:span></text:p>
        </text:list-item>
        <text:list-item>
          <text:p text:style-name="P10"><text:span text:style-name="Strong_20_Emphasis"><text:span text:style-name="T19">Fournir une offre qui exploite l’immense opportunité que représente le mobile, dans un contexte où le mobile tend à devenir la première interface d’accès à Internet selon les dernières études.</text:span></text:span></text:p>
        </text:list-item>
      </text:list>
      <text:p text:style-name="P19"><text:span text:style-name="Strong_20_Emphasis"><text:span text:style-name="T9">HISTORIQUE</text:span></text:span></text:p>
      <text:p text:style-name="P11"><text:span text:style-name="Strong_20_Emphasis"><text:span text:style-name="T20"><text:tab/>Deux sources au document numérique peuvent être trouvées dans l'histoire. D'une part, la présentation du document numérique à l’écran évoque souvent chez certains chercheurs une association aux tablettes sumériennes en argile. La manière de faire défiler le texte est semblable à la lecture d’un manuscrit enroulé. D'autre part, la partie invisible du document, c’est-à-dire le codage de l’information, renvoie au mot « numérique ». </text:span></text:span><text:span text:style-name="Strong_20_Emphasis"><text:span text:style-name="T21">Le document numérique commence à émerger avec le traitement de texte et, plus précisément, dans le domaine de la bureautique. Dès les années 1980, </text:span></text:span><text:soft-page-break/><text:span text:style-name="Strong_20_Emphasis"><text:span text:style-name="T21">le document structuré voit le jour. Il se dote de nouvelles caractéristiques </text:span></text:span><text:span text:style-name="Strong_20_Emphasis"><text:span text:style-name="T23">à savoir </text:span></text:span><text:span text:style-name="Strong_20_Emphasis"><text:span text:style-name="T21">: l’interactivité </text:span></text:span><text:span text:style-name="Strong_20_Emphasis"><text:span text:style-name="T24">et </text:span></text:span><text:span text:style-name="Strong_20_Emphasis"><text:span text:style-name="T21">l’insertion de nouveaux modes de communication dans les documents </text:span></text:span><text:span text:style-name="Strong_20_Emphasis"><text:span text:style-name="T22">tels que les </text:span></text:span><text:span text:style-name="Strong_20_Emphasis"><text:span text:style-name="T21">images </text:span></text:span><text:span text:style-name="Strong_20_Emphasis"><text:span text:style-name="T22">et les vidéos</text:span></text:span><text:span text:style-name="Strong_20_Emphasis"><text:span text:style-name="T21">. Actuellement, les documents en réseau se produisent avec un langage dynamique et sont reliés à une base de données dont le contenu peut varier.</text:span></text:span></text:p>
      <text:p text:style-name="P20"><text:span text:style-name="Strong_20_Emphasis"><text:span text:style-name="T10">CONCEPTS</text:span></text:span></text:p>
      <text:p text:style-name="P12"><text:span text:style-name="Strong_20_Emphasis"><text:span text:style-name="T10">Document numérique</text:span></text:span></text:p>
      <text:p text:style-name="P13"><text:span text:style-name="Strong_20_Emphasis"><text:span text:style-name="T25"><text:tab/>Un document numérique est une forme de représentation de l'information consultable à l'écran d'un appareil électronique. Il peut être diffusé à l’aide des disques optiques, de livres <text:s/>électroniques, des wikis et des blogs. </text:span></text:span><text:span text:style-name="Strong_20_Emphasis"><text:span text:style-name="T26">Il a plusieurs caractéristiques au rang desquelles son format. </text:span></text:span><text:span text:style-name="Strong_20_Emphasis"><text:span text:style-name="T27">Quelques exemples de formats pour document numériques sont PNG pour les images, MP3 pour le son.</text:span></text:span></text:p>
      <text:p text:style-name="P14"><text:span text:style-name="Strong_20_Emphasis"><text:span text:style-name="T11">Distribution numérique</text:span></text:span></text:p>
      <text:p text:style-name="P14"><text:span text:style-name="Strong_20_Emphasis"><text:span text:style-name="T27"><text:tab/>La distribution numérique ou distribution en ligne, décrit la fourniture de contenus multimédia, tels que l’image, le son, la vidéo, les logiciels, le texte, sans l'utilisation d'un support physique conventionnel. La distribution numérique apporte des avantages parmi lesquels : </text:span></text:span></text:p>
      <text:list xml:id="list1927071488133968491" text:style-name="L3">
        <text:list-item>
          <text:p text:style-name="P15"><text:span text:style-name="Strong_20_Emphasis"><text:span text:style-name="T27">la vente directe : les produits distribués numériquement requièrent moins d'intermédiaires, et par conséquent les éditeurs obtiennent plus de bénéfices</text:span></text:span></text:p>
        </text:list-item>
        <text:list-item>
          <text:p text:style-name="P16"><text:span text:style-name="Strong_20_Emphasis"><text:span text:style-name="T27">disponibilité globale : </text:span></text:span><text:span text:style-name="Strong_20_Emphasis"><text:span text:style-name="T28">N’importe qui dans le monde avec une connexion à Internet peut acheter et obtenir facilement une copie numérique</text:span></text:span></text:p>
        </text:list-item>
        <text:list-item>
          <text:p text:style-name="P16"><text:span text:style-name="Strong_20_Emphasis"><text:span text:style-name="T27">production facile : </text:span></text:span><text:span text:style-name="Strong_20_Emphasis"><text:span text:style-name="T28">Avec une seule copie originale, on peut doubler rapidement des copies pour satisfaire la demand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13:39:10.592707181</meta:creation-date>
    <dc:date>2020-03-19T20:30:31.069864218</dc:date>
    <meta:editing-duration>PT4H6M42S</meta:editing-duration>
    <meta:editing-cycles>22</meta:editing-cycles>
    <meta:generator>LibreOffice/5.1.6.2$Linux_X86_64 LibreOffice_project/10m0$Build-2</meta:generator>
    <meta:document-statistic meta:table-count="0" meta:image-count="0" meta:object-count="0" meta:page-count="3" meta:paragraph-count="37" meta:word-count="1140" meta:character-count="7432" meta:non-whitespace-character-count="6322"/>
  </office:meta>
</office:document-meta>
</file>